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Times" style:text-underline-style="solid" style:text-underline-width="auto" style:text-underline-color="font-color" officeooo:rsid="001e2b48" officeooo:paragraph-rsid="002257a2"/>
    </style:style>
    <style:style style:name="P2" style:family="paragraph" style:parent-style-name="Standard">
      <style:text-properties officeooo:rsid="001e2b48" officeooo:paragraph-rsid="001e2b48"/>
    </style:style>
    <style:style style:name="P3" style:family="paragraph" style:parent-style-name="Standard">
      <style:text-properties officeooo:rsid="001e2b48" officeooo:paragraph-rsid="0024463d"/>
    </style:style>
    <style:style style:name="P4" style:family="paragraph" style:parent-style-name="Standard">
      <style:text-properties style:font-name="Times" officeooo:rsid="001e2b48" officeooo:paragraph-rsid="001e2b48"/>
    </style:style>
    <style:style style:name="P5" style:family="paragraph" style:parent-style-name="Standard">
      <style:text-properties style:font-name="Times" officeooo:rsid="001e2b48" officeooo:paragraph-rsid="0024463d"/>
    </style:style>
    <style:style style:name="P6" style:family="paragraph" style:parent-style-name="Text_20_body">
      <style:text-properties officeooo:paragraph-rsid="002257a2"/>
    </style:style>
    <style:style style:name="P7" style:family="paragraph" style:parent-style-name="Text_20_body">
      <style:text-properties officeooo:paragraph-rsid="001e2b48"/>
    </style:style>
    <style:style style:name="P8" style:family="paragraph" style:parent-style-name="Text_20_body">
      <style:text-properties style:font-name="Times"/>
    </style:style>
    <style:style style:name="P9" style:family="paragraph" style:parent-style-name="Text_20_body">
      <style:text-properties style:font-name="Times" officeooo:rsid="0024463d" officeooo:paragraph-rsid="0024463d"/>
    </style:style>
    <style:style style:name="P10" style:family="paragraph" style:parent-style-name="Text_20_body">
      <style:text-properties style:font-name="Times" officeooo:paragraph-rsid="0024463d"/>
    </style:style>
    <style:style style:name="P11" style:family="paragraph" style:parent-style-name="Text_20_body">
      <style:text-properties style:font-name="Times" fo:font-size="8pt" officeooo:rsid="001e2b48" officeooo:paragraph-rsid="001e2b48" style:font-size-asian="7pt" style:font-size-complex="8pt"/>
    </style:style>
    <style:style style:name="P12" style:family="paragraph" style:parent-style-name="Text_20_body">
      <style:text-properties style:font-name="Times" fo:font-size="5pt" officeooo:rsid="0024463d" officeooo:paragraph-rsid="0024463d" style:font-size-asian="4.34999990463257pt" style:font-size-complex="5pt"/>
    </style:style>
    <style:style style:name="P13" style:family="paragraph" style:parent-style-name="Text_20_body">
      <style:text-properties style:font-name="Times" fo:font-size="5pt" officeooo:rsid="001e2b48" officeooo:paragraph-rsid="002257a2" style:font-size-asian="4.34999990463257pt" style:font-size-complex="5pt"/>
    </style:style>
    <style:style style:name="P14" style:family="paragraph" style:parent-style-name="Text_20_body">
      <style:paragraph-properties fo:margin-top="0cm" fo:margin-bottom="0.529cm" loext:contextual-spacing="false"/>
    </style:style>
    <style:style style:name="P15" style:family="paragraph" style:parent-style-name="Text_20_body">
      <style:paragraph-properties fo:margin-top="0cm" fo:margin-bottom="0.247cm" loext:contextual-spacing="false" fo:line-height="115%"/>
      <style:text-properties style:font-name="Times" fo:font-size="5pt" style:font-size-asian="4.34999990463257pt" style:font-size-complex="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463d"/>
    </style:style>
    <style:style style:name="T3" style:family="text">
      <style:text-properties style:font-name="Times"/>
    </style:style>
    <style:style style:name="T4" style:family="text">
      <style:text-properties style:font-name="Times" officeooo:rsid="002257a2"/>
    </style:style>
    <style:style style:name="T5" style:family="text">
      <style:text-properties style:font-name="Times" officeooo:rsid="0024463d"/>
    </style:style>
    <style:style style:name="T6" style:family="text">
      <style:text-properties style:font-name="Times" fo:font-style="italic" style:font-style-asian="italic" style:font-style-complex="italic"/>
    </style:style>
    <style:style style:name="T7" style:family="text">
      <style:text-properties style:font-name="Times" fo:font-style="italic" officeooo:rsid="001e2b48" style:font-style-asian="italic" style:font-style-complex="italic"/>
    </style:style>
    <style:style style:name="T8" style:family="text">
      <style:text-properties style:font-name="Times" fo:font-style="italic" officeooo:rsid="002257a2" style:font-style-asian="italic" style:font-style-complex="italic"/>
    </style:style>
    <style:style style:name="T9" style:family="text">
      <style:text-properties style:font-name="Times" officeooo:rsid="001e2b48"/>
    </style:style>
    <style:style style:name="T10" style:family="text">
      <style:text-properties style:font-name="Times" fo:font-size="9pt"/>
    </style:style>
    <style:style style:name="T11" style:family="text">
      <style:text-properties style:font-name="Times" fo:font-size="12pt" style:font-size-asian="12pt" style:font-size-complex="12pt"/>
    </style:style>
    <style:style style:name="T12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Times" fo:font-size="12pt" fo:font-style="normal" officeooo:rsid="0024463d" style:font-size-asian="12pt" style:font-style-asian="normal" style:font-size-complex="12pt" style:font-style-complex="normal"/>
    </style:style>
    <style:style style:name="T14" style:family="text">
      <style:text-properties style:font-name="Times" fo:font-size="12pt" fo:font-style="normal" officeooo:rsid="002496e2" style:font-size-asian="12pt" style:font-style-asian="normal" style:font-size-complex="12pt" style:font-style-complex="normal"/>
    </style:style>
    <style:style style:name="T15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" style:text-underline-style="none" officeooo:rsid="001e2b48"/>
    </style:style>
    <style:style style:name="T17" style:family="text">
      <style:text-properties fo:font-variant="normal" fo:text-transform="none" fo:color="#0f8593" style:font-name="monospace" fo:font-style="normal" fo:background-color="#d9f5f9" loext:char-shading-value="0" loext:padding="0cm" loext:border="none"/>
    </style:style>
    <style:style style:name="T18" style:family="text">
      <style:text-properties fo:font-variant="normal" fo:text-transform="none" fo:color="#0f8593" style:font-name="monospace" fo:font-style="italic" fo:background-color="#d9f5f9" loext:char-shading-value="0" style:font-style-asian="italic" style:font-style-complex="italic" loext:padding="0cm" loext:border="none"/>
    </style:style>
    <style:style style:name="T19" style:family="text">
      <style:text-properties fo:font-variant="normal" fo:text-transform="none" fo:color="#0f8593" fo:font-style="normal" fo:background-color="#d9f5f9" loext:char-shading-value="0" loext:padding="0cm" loext:border="none"/>
    </style:style>
    <style:style style:name="T20" style:family="text">
      <style:text-properties fo:font-variant="normal" fo:text-transform="none" fo:color="#0f8593" fo:font-style="italic" fo:background-color="#d9f5f9" loext:char-shading-value="0" style:font-style-asian="italic" style:font-style-complex="italic" loext:padding="0cm" loext:border="none"/>
    </style:style>
    <style:style style:name="T21" style:family="text">
      <style:text-properties fo:font-variant="normal" fo:text-transform="none" fo:color="#0f8593" fo:font-style="italic" fo:background-color="transparent" loext:char-shading-value="0" style:font-style-asian="italic" style:font-style-complex="italic" loext:padding="0cm" loext:border="none"/>
    </style:style>
    <style:style style:name="T22" style:family="text">
      <style:text-properties fo:font-variant="normal" fo:text-transform="none" fo:color="#0f8593" fo:font-style="italic" fo:background-color="transparent" loext:char-shading-value="0" style:font-style-asian="italic" style:font-style-complex="italic" loext:padding="0cm" loext:border="none"/>
    </style:style>
    <style:style style:name="T23" style:family="text">
      <style:text-properties fo:font-variant="normal" fo:text-transform="none" style:use-window-font-color="true" fo:font-style="italic" fo:background-color="transparent" loext:char-shading-value="0" style:font-style-asian="italic" style:font-style-complex="italic" loext:padding="0cm" loext:border="none"/>
    </style:style>
    <style:style style:name="T24" style:family="text">
      <style:text-properties fo:font-variant="normal" fo:text-transform="none" style:use-window-font-color="true" fo:font-style="italic" fo:background-color="transparent" loext:char-shading-value="0" style:font-style-asian="italic" style:font-style-complex="italic" loext:padding="0cm" loext:border="none"/>
    </style:style>
    <style:style style:name="T25" style:family="text">
      <style:text-properties fo:font-variant="normal" fo:text-transform="none" style:use-window-font-color="true" fo:font-style="italic" fo:background-color="#d9f5f9" loext:char-shading-value="0" style:font-style-asian="italic" style:font-style-complex="italic" loext:padding="0cm" loext:border="none"/>
    </style:style>
    <style:style style:name="T26" style:family="text">
      <style:text-properties fo:color="#0f8593" fo:font-size="9pt" fo:font-weight="bold"/>
    </style:style>
    <style:style style:name="T27" style:family="text">
      <style:text-properties fo:color="#0f8593" style:font-name="Times" fo:font-size="9pt" fo:font-weight="bold"/>
    </style:style>
    <style:style style:name="T28" style:family="text">
      <style:text-properties fo:color="#0f8593" style:font-name="Times" fo:font-weight="bold"/>
    </style:style>
    <style:style style:name="T29" style:family="text">
      <style:text-properties fo:color="#0f8593" style:font-name="Times" fo:font-size="12pt" fo:font-weight="bold" style:font-size-asian="12pt" style:font-size-complex="12pt"/>
    </style:style>
    <style:style style:name="T30" style:family="text">
      <style:text-properties fo:color="#0f8593" style:font-name="Times" fo:font-size="12pt" fo:font-style="normal" fo:font-weight="bold" style:font-size-asian="12pt" style:font-style-asian="normal" style:font-size-complex="12pt" style:font-style-complex="normal"/>
    </style:style>
    <style:style style:name="T31" style:family="text">
      <style:text-properties fo:color="#0f8593" style:font-name="Times" fo:font-size="12pt" fo:font-style="normal" fo:font-weight="bold" officeooo:rsid="0024463d" style:font-size-asian="12pt" style:font-style-asian="normal" style:font-size-complex="12pt" style:font-style-complex="normal"/>
    </style:style>
    <style:style style:name="T32" style:family="text">
      <style:text-properties fo:font-weight="bold"/>
    </style:style>
    <style:style style:name="T33" style:family="text">
      <style:text-properties fo:font-size="9pt"/>
    </style:style>
    <style:style style:name="T34" style:family="text">
      <style:text-properties style:use-window-font-color="true" style:font-name="Times" style:text-underline-style="none" officeooo:rsid="001e2b48"/>
    </style:style>
    <style:style style:name="T35" style:family="text">
      <style:text-properties style:use-window-font-color="true" style:font-name="Times" fo:font-style="italic" style:text-underline-style="none" officeooo:rsid="001e2b48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14pt" style:text-underline-style="solid" style:text-underline-width="auto" style:text-underline-color="font-color" fo:font-weight="bold" officeooo:rsid="0024463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ESP – 17.09.22</text:p>
      <text:p text:style-name="P4">P1 B – Disciplina: Introdução a Programação</text:p>
      <text:p text:style-name="P4">Aluna: SYMONE BATISTA CAVALCANTI COSTA – Matrícula: 2022210220016</text:p>
      <text:p text:style-name="P4"/>
      <text:p text:style-name="P4">TED 06 – Pesquise e explique brevemente como funciona a estrutura Switch Case e a do While.</text:p>
      <text:p text:style-name="P4"/>
      <text:p text:style-name="P11"/>
      <text:h text:style-name="P1" text:outline-level="3">Switch-case</text:h>
      <text:p text:style-name="P13"/>
      <text:p text:style-name="P6"><text:span text:style-name="T4">É um</text:span><text:span text:style-name="T3"> recurso </text:span><text:span text:style-name="T4">utilizado </text:span><text:span text:style-name="T3">e</text:span><text:span text:style-name="T4">m</text:span><text:span text:style-name="T3"> </text:span><text:span text:style-name="T4">algumas</text:span><text:span text:style-name="T3"> linguagens, </text:span><text:span text:style-name="T4">como C, </text:span><text:span text:style-name="T8">Python</text:span><text:span text:style-name="T4"> (utilizado a partir da versão 3.10, é chamado de “</text:span><text:span text:style-name="T6">structural pattern matching</text:span><text:span text:style-name="T3">”</text:span><text:span text:style-name="T4">), </text:span><text:span text:style-name="T5">entre outras, </text:span><text:span text:style-name="T4">que funciona</text:span><text:span text:style-name="T3"> como uma sintaxe mais simples para uma série de </text:span><text:span text:style-name="Emphasis"><text:span text:style-name="T3">if(s) </text:span></text:span><text:span text:style-name="T3">e </text:span><text:span text:style-name="Emphasis"><text:span text:style-name="T3">else(s)</text:span></text:span><text:span text:style-name="T3">, </text:span><text:span text:style-name="T4">porém </text:span><text:span text:style-name="T3">mais </text:span><text:span text:style-name="T4">sofisticado</text:span><text:span text:style-name="T3">.</text:span></text:p>
      <text:p text:style-name="P7"><text:span text:style-name="T5">Igualmente como </text:span><text:span text:style-name="T9">o comando </text:span><text:a xlink:type="simple" xlink:href="https://www.arduino.cc/reference/pt/language/structure/control-structure/if" text:style-name="Internet_20_link" text:visited-style-name="Visited_20_Internet_20_Link"><text:span text:style-name="T35">if</text:span></text:a><text:span text:style-name="T9">, o comando </text:span><text:span text:style-name="T7">switch</text:span><text:span text:style-name="T9"> case controla o fluxo do programa permitindo ao programador especificar </text:span><text:span text:style-name="T5">um </text:span><text:span text:style-name="T9">código diferente para ser executado em várias condições. Em particular, um comando </text:span><text:span text:style-name="Source_20_Text"><text:span text:style-name="T7">switch</text:span></text:span><text:span text:style-name="T9"> compara o valor de uma variável aos valores especificados nos comandos </text:span><text:span text:style-name="Source_20_Text"><text:span text:style-name="T9">case</text:span></text:span><text:span text:style-name="T9">. Quando um comando </text:span><text:span text:style-name="Source_20_Text"><text:span text:style-name="T7">case</text:span></text:span><text:span text:style-name="T9"> é encontrado cujo valor é igual ao da variável, o código para esse comando </text:span><text:span text:style-name="Source_20_Text"><text:span text:style-name="T7">case</text:span></text:span><text:span text:style-name="T9"> é executado.</text:span></text:p>
      <text:p text:style-name="Text_20_body"><text:span text:style-name="T3">A palavra-chave </text:span><text:span text:style-name="T6">break</text:span><text:span text:style-name="T3"> interrompe o comando </text:span><text:span text:style-name="T6">switch</text:span><text:span text:style-name="T3">, e é tipicamente usada no final de cada </text:span><text:span text:style-name="Source_20_Text"><text:span text:style-name="T6">case</text:span></text:span><text:span text:style-name="T3">. Sem um comando </text:span><text:span text:style-name="Source_20_Text"><text:span text:style-name="T6">break</text:span></text:span><text:span text:style-name="T3">, o comando </text:span><text:span text:style-name="Source_20_Text"><text:span text:style-name="T6">switch</text:span></text:span><text:span text:style-name="T3"> irá continuar a executar as expressões seguintes (desnecessariamente) até encontrar um </text:span><text:span text:style-name="T6">break</text:span><text:span text:style-name="T3">, ou até o final do comando </text:span><text:span text:style-name="T6">switch</text:span><text:span text:style-name="T3"> ser alcançado.</text:span></text:p>
      <text:p text:style-name="P8"/>
      <text:p text:style-name="P10"><text:span text:style-name="T37">While</text:span></text:p>
      <text:p text:style-name="P15"/>
      <text:p text:style-name="P8">O <text:span text:style-name="Emphasis"><text:span text:style-name="T24">while</text:span></text:span> trata-se da estrutura de repetição mais utilizada quando programamos com C#. Com ela, enquanto a condição for verdadeira o bloco de código será executado. Primeiramente o sistema testa essa condição. Caso verdadeira, executa as linhas declaradas dentro do <text:span text:style-name="T1">while</text:span>; do contrário, sai do loop.</text:p>
      <text:p text:style-name="P8">A sintaxe consiste em declarar a instrução <text:span text:style-name="Emphasis"><text:span text:style-name="T24">while</text:span></text:span> e, entre parênteses, a <text:span text:style-name="T36">condição</text:span> a ser testada. Em seguida, entre chaves, o <text:span text:style-name="T36">bloco de código</text:span> a ser executado a cada iteração.</text:p>
      <text:p text:style-name="P14"><text:span text:style-name="Emphasis"><text:span text:style-name="T14">É i</text:span></text:span><text:span text:style-name="Emphasis"><text:span text:style-name="T13">mportante destacar que, no</text:span></text:span><text:span text:style-name="Emphasis"><text:span text:style-name="T12"> bloco de código deve ser implementada alguma lógica que torne a condição falsa. </text:span></text:span><text:span text:style-name="Emphasis"><text:span text:style-name="T13">Caso contrário,</text:span></text:span><text:span text:style-name="Emphasis"><text:span text:style-name="T12"> criaremos um </text:span></text:span><text:span text:style-name="Emphasis"><text:span text:style-name="T15">loop</text:span></text:span><text:span text:style-name="Emphasis"><text:span text:style-name="T12"> infinito, que deve ser evitado por “travar” a aplicação.</text:span></text:span></text:p>
      <text:p text:style-name="P12"/>
      <text:p text:style-name="P9">Fontes: </text:p>
      <text:p text:style-name="P3"><text:a xlink:type="simple" xlink:href="https://www.linkedin.com/pulse/switch-case-está-vindo-para-o-python-você-deve-usá-lo-cardoso" text:style-name="Internet_20_link" text:visited-style-name="Visited_20_Internet_20_Link"><text:span text:style-name="T3">https://www.linkedin.com/pulse/switch-case-est%C3%A1-vindo-para-o-python-voc%C3%AA-deve-us%C3%A1-lo-cardoso</text:span></text:a></text:p>
      <text:p text:style-name="P5"/>
      <text:p text:style-name="P2"><text:a xlink:type="simple" xlink:href="https://www.arduino.cc/reference/pt/language/structure/control-structure/switchcase/" text:style-name="Internet_20_link" text:visited-style-name="Visited_20_Internet_20_Link"><text:span text:style-name="T3">https://www.arduino.cc/reference/pt/language/structure/control-structure/switchcase/</text:span></text:a><text:span text:style-name="T3">)</text:span></text:p>
      <text:p text:style-name="P2"><text:span text:style-name="T3"/></text:p>
      <text:p text:style-name="P2"><text:a xlink:type="simple" xlink:href="https://www.devmedia.com.br/csharp-estrutura-de-repeticao-while/38286" text:style-name="Internet_20_link" text:visited-style-name="Visited_20_Internet_20_Link"><text:span text:style-name="T3">https://www.devmedia.com.br/csharp-estrutura-de-repeticao-while/38286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376cm" fo:margin-right="1.296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5:22:42.518302947</meta:creation-date>
    <dc:date>2022-09-17T21:24:18.161993215</dc:date>
    <meta:editing-duration>PT15S</meta:editing-duration>
    <meta:editing-cycles>1</meta:editing-cycles>
    <meta:document-statistic meta:table-count="0" meta:image-count="0" meta:object-count="0" meta:page-count="1" meta:paragraph-count="16" meta:word-count="295" meta:character-count="2107" meta:non-whitespace-character-count="1823"/>
    <meta:generator>LibreOffice/6.4.6.2$Linux_X86_64 LibreOffice_project/40$Build-2</meta:generator>
  </office:meta>
</office:document-meta>
</file>